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Oxygen, Ubuntu, 'Fira Sans', 'Droid Sans', 'Helvetica Neue', sans-serif"/>
  </office:font-face-decls>
  <office:automatic-styles>
    <style:style style:name="P1" style:family="paragraph" style:parent-style-name="Standard">
      <style:text-properties officeooo:rsid="0004bf8f" officeooo:paragraph-rsid="0004bf8f"/>
    </style:style>
    <style:style style:name="P2" style:family="paragraph" style:parent-style-name="Standard">
      <style:text-properties officeooo:rsid="0004bf8f" officeooo:paragraph-rsid="00052175"/>
    </style:style>
    <style:style style:name="P3" style:family="paragraph" style:parent-style-name="Standard">
      <style:text-properties officeooo:rsid="00052175" officeooo:paragraph-rsid="00052175"/>
    </style:style>
    <style:style style:name="T1" style:family="text">
      <style:text-properties officeooo:rsid="000521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the workflow of the job? How is the job handled after a User applies to a job? <text:span text:style-name="T1">Please explain in detail.</text:span></text:p>
      <text:p text:style-name="P1"/>
      <text:p text:style-name="P3">How can Agency User add someone as approver? How and where can then the approver send approvals?</text:p>
      <text:p text:style-name="P1"/>
      <text:p text:style-name="P3">There is an option to ‘Negotiate’ and ‘Apply’ for a job. How are both going to be handled? Please explain in detail.</text:p>
      <text:p text:style-name="P1"/>
      <text:p text:style-name="P3">When is the job status going to be changed? When and how can the Agency user withdraw getting any more applicants for the job?</text:p>
      <text:p text:style-name="P1"/>
      <text:p text:style-name="P2">How is the mobile number verified? And where is the <text:span text:style-name="T1">mobile number going to be asked by the User?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Oxygen, Ubuntu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19:12:50.768730130</meta:creation-date>
    <dc:date>2022-08-19T19:35:47.227945257</dc:date>
    <meta:editing-duration>PT25S</meta:editing-duration>
    <meta:editing-cycles>1</meta:editing-cycles>
    <meta:document-statistic meta:table-count="0" meta:image-count="0" meta:object-count="0" meta:page-count="1" meta:paragraph-count="5" meta:word-count="105" meta:character-count="546" meta:non-whitespace-character-count="446"/>
    <meta:generator>LibreOffice/7.3.3.2$Linux_X86_64 LibreOffice_project/30$Build-2</meta:generator>
  </office:meta>
</office:document-meta>
</file>